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79638888888889cm"/>
    </style:style>
    <style:style style:name="co2" style:family="table-column">
      <style:table-column-properties fo:break-before="auto" style:column-width="12.9116666666667cm"/>
    </style:style>
    <style:style style:name="co3" style:family="table-column">
      <style:table-column-properties fo:break-before="auto" style:column-width="11.3065277777778cm"/>
    </style:style>
    <style:style style:name="co4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ive.NSPhotoLibraryAddUsageDescription</text:p>
          </table:table-cell>
          <table:table-cell office:value-type="string" table:style-name="ce1">
            <text:p>Um Bilder zu speichern, benötigt {{appName}} Zugriff auf die Galerie.</text:p>
          </table:table-cell>
          <table:table-cell office:value-type="string" table:style-name="ce1">
            <text:p>Pour enregistrer des photos, {{appName}} doit accéder à la galeri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ive.NSLocationWhenInUseUsageDescription</text:p>
          </table:table-cell>
          <table:table-cell office:value-type="string" table:style-name="ce1">
            <text:p>Um nahegelegene Orte zu finden, benötigt {{appName}} Zugriff auf den Standort.</text:p>
          </table:table-cell>
          <table:table-cell office:value-type="string" table:style-name="ce1">
            <text:p>Pour trouver des lieux situés à proximité, <text:s/>{{appName}} a besoin d’un accès au site.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mimi</meta:initial-creator>
    <dc:creator>mimi</dc:creator>
    <meta:creation-date>2020-08-07T15:36:48Z</meta:creation-date>
    <dc:date>2020-08-09T07:48:07Z</dc:date>
    <meta:editing-duration>PT0S</meta:editing-duration>
  </office:meta>
</office:document-meta>
</file>